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e2b" officeooo:paragraph-rsid="00135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DE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43:57.326990816</meta:creation-date>
    <dc:date>2019-05-23T12:44:29.113388988</dc:date>
    <meta:editing-duration>PT36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0.7.3$Linux_X86_64 LibreOffice_project/00m0$Build-3</meta:generator>
  </office:meta>
</office:document-meta>
</file>